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frac>
        <msup>
          <mi>T</mi>
          <mn>2</mn>
        </msup>
        <msup>
          <mi>r</mi>
          <mn>3</mn>
        </msup>
      </mfrac>
      <mrow>
        <mspace width="2em"/>
        <mo stretchy="false">=</mo>
        <mspace width="2em"/>
      </mrow>
      <mtext>const</mtext>
      <mrow>
        <mspace width="2em"/>
        <mo stretchy="false">=</mo>
        <mspace width="2em"/>
      </mrow>
      <mfrac>
        <mrow>
          <mn>4</mn>
          <mspace width="0.5em"/>
          <msup>
            <mi mathvariant="normal">π</mi>
            <mn>2</mn>
          </msup>
        </mrow>
        <mrow>
          <mi>G</mi>
          <mspace width="0.5em"/>
          <mi>M</mi>
        </mrow>
      </mfrac>
    </mrow>
    <annotation encoding="StarMath 5.0">T ^2 over r ^3 ~=~ "const" ~=~ {4 ` %pi ^2} over {G ` M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7:23:18.170000000</meta:creation-date>
    <dc:date>2015-03-06T17:25:19.941000000</dc:date>
    <meta:editing-duration>PT1M8S</meta:editing-duration>
    <meta:editing-cycles>2</meta:editing-cycles>
    <meta:generator>LibreOffice/4.3.4.1$Windows_x86 LibreOffice_project/bc356b2f991740509f321d70e4512a6a54c5f243</meta:generator>
  </office:meta>
</office:document-meta>
</file>